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2-07_13-30-10_000.jpg</text:p>
          </table:table-cell>
          <table:table-cell table:style-name="ce25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2-07_21-09-08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04943 E-139-34-49.270019</text:p>
          </table:table-cell>
          <table:table-cell table:style-name="ce34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2-08_03-55-46_000.jpg</text:p>
          </table:table-cell>
          <table:table-cell table:style-name="ce17" office:value-type="string">
            <text:p>:m other / log / 寝る前　ウェブ閲覧　記録　（for オナニー） / ==&gt; 了：空想で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4"/>
          <table:table-cell table:style-name="ce4" office:value-type="string">
            <text:p>N-35-35-28.601074 E-139-34-49.489746</text:p>
          </table:table-cell>
          <table:table-cell table:style-name="ce34" table:formula="of:=IF([.E4]=&quot;&quot;;[.C4];CONCATENATE([.C4];&quot; / &quot;;[.E4]))" office:value-type="string" office:string-value=":m other / log / 寝る前　ウェブ閲覧　記録　（for オナニー） / ==&gt; 了：空想で">
            <text:p>:m other / log / 寝る前　ウェブ閲覧　記録　（for オナニー） / ==&gt; 了：空想で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0-12-08_03-55-51_000.jpg</text:p>
          </table:table-cell>
          <table:table-cell table:style-name="ce18" office:value-type="string">
            <text:p>:m :PHOTO 寝た時刻 / 2020</text:p>
          </table:table-cell>
          <table:table-cell table:style-name="ce18" office:value-type="string">
            <text:p>:m :PHOTO 寝た時刻 / 2020</text:p>
          </table:table-cell>
          <table:table-cell table:style-name="ce4"/>
          <table:table-cell table:style-name="ce4" office:value-type="string">
            <text:p>N-35-35-28.601074 E-139-34-49.489746</text:p>
          </table:table-cell>
          <table:table-cell table:style-name="ce34" table:formula="of:=IF([.E5]=&quot;&quot;;[.C5];CONCATENATE([.C5];&quot; / &quot;;[.E5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0-12-08_03-56-06_000.jpg</text:p>
          </table:table-cell>
          <table:table-cell table:style-name="ce17" office:value-type="string">
            <text:p>:m other / log / 寝る前　ウェブ閲覧、オナニー、飲酒、他、経過時間</text:p>
          </table:table-cell>
          <table:table-cell table:style-name="ce16" office:value-type="string">
            <text:p>:m :PHOTO 起きた時刻 / 2020</text:p>
          </table:table-cell>
          <table:table-cell table:style-name="ce4"/>
          <table:table-cell table:style-name="ce4"/>
          <table:table-cell table:style-name="ce34" table:formula="of:=IF([.E6]=&quot;&quot;;[.C6];CONCATENATE([.C6];&quot; / &quot;;[.E6]))" office:value-type="string" office:string-value=":m other / log / 寝る前　ウェブ閲覧、オナニー、飲酒、他、経過時間">
            <text:p>:m other / log / 寝る前　ウェブ閲覧、オナニー、飲酒、他、経過時間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0-12-08_07-46-19_000.jpg</text:p>
          </table:table-cell>
          <table:table-cell table:style-name="ce16" office:value-type="string">
            <text:p>:m :PHOTO 起きた時刻 / 2020</text:p>
          </table:table-cell>
          <table:table-cell table:style-name="ce16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7]=&quot;&quot;;[.C7];CONCATENATE([.C7];&quot; / &quot;;[.E7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2020-12-08_08-13-49_000.jpg</text:p>
          </table:table-cell>
          <table:table-cell table:style-name="ce19" office:value-type="string">
            <text:p>:m music / log / jap.flute-bamboo / || s.1:for=memo:each-hole-whichi-pitch:h-1~0</text:p>
          </table:table-cell>
          <table:table-cell table:style-name="ce17"/>
          <table:table-cell table:style-name="ce4"/>
          <table:table-cell table:style-name="ce4" office:value-type="string">
            <text:p>N-35-35-28.408813 E-139-34-49.489746</text:p>
          </table:table-cell>
          <table:table-cell table:style-name="ce34" table:formula="of:=IF([.E8]=&quot;&quot;;[.C8];CONCATENATE([.C8];&quot; / &quot;;[.E8]))" office:value-type="string" office:string-value=":m music / log / jap.flute-bamboo / || s.1:for=memo:each-hole-whichi-pitch:h-1~0">
            <text:p>:m music / log / jap.flute-bamboo / || s.1:for=memo:each-hole-whichi-pitch:h-1~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0-12-08_08-14-28_000.jpg</text:p>
          </table:table-cell>
          <table:table-cell table:style-name="ce19" office:value-type="string">
            <text:p>:m 1*1 RES / free / res-id=1LRH / theme=mathematics:combinations / session-2</text:p>
          </table:table-cell>
          <table:table-cell table:style-name="ce18"/>
          <table:table-cell table:style-name="ce4"/>
          <table:table-cell table:style-name="ce4" office:value-type="string">
            <text:p>N-35-35-28.614807 E-139-34-48.885498</text:p>
          </table:table-cell>
          <table:table-cell table:style-name="ce34" table:formula="of:=IF([.E9]=&quot;&quot;;[.C9];CONCATENATE([.C9];&quot; / &quot;;[.E9]))" office:value-type="string" office:string-value=":m 1*1 RES / free / res-id=1LRH / theme=mathematics:combinations / session-2">
            <text:p>:m 1*1 RES / free / res-id=1LRH / theme=mathematics:combinations / session-2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0-12-08_08-14-47_000.jpg</text:p>
          </table:table-cell>
          <table:table-cell table:style-name="ce19" office:value-type="string">
            <text:p>:m :th / アゼルバイジャンの大統領のインタビュー：「俺は、もう、そっちへ行くよ」</text:p>
          </table:table-cell>
          <table:table-cell table:style-name="ce18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4" table:formula="of:=IF([.E10]=&quot;&quot;;[.C10];CONCATENATE([.C10];&quot; / &quot;;[.E10]))" office:value-type="string" office:string-value=":m :th / アゼルバイジャンの大統領のインタビュー：「俺は、もう、そっちへ行くよ」">
            <text:p>:m :th / アゼルバイジャンの大統領のインタビュー：「俺は、もう、そっちへ行くよ」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07_15-35-10_000.mp4</text:p>
          </table:table-cell>
          <table:table-cell table:style-name="ce8" office:value-type="string">
            <text:p>:VIDEO / @自室 / 記録 / jap.flute / 演奏、play / f-2020-1207-1 / genr=f-N:relay-17</text:p>
          </table:table-cell>
          <table:table-cell table:style-name="ce16"/>
          <table:table-cell table:style-name="ce4"/>
          <table:table-cell table:style-name="ce4"/>
          <table:table-cell table:style-name="ce34" table:formula="of:=IF([.E11]=&quot;&quot;;[.C11];CONCATENATE([.C11];&quot; / &quot;;[.E11]))" office:value-type="string" office:string-value=":VIDEO / @自室 / 記録 / jap.flute / 演奏、play / f-2020-1207-1 / genr=f-N:relay-17">
            <text:p>:VIDEO / @自室 / 記録 / jap.flute / 演奏、play / f-2020-1207-1 / genr=f-N:relay-17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2-07_18-53-28_000.mp4</text:p>
          </table:table-cell>
          <table:table-cell table:style-name="ce8" office:value-type="string">
            <text:p>:VIDEO / @自室 / 記録 / jap.flute / 演奏、play / f-2020-1207-2 / genr=tips:how-to-blow:lower-notes:Bf3</text:p>
          </table:table-cell>
          <table:table-cell table:style-name="ce17"/>
          <table:table-cell table:style-name="ce4"/>
          <table:table-cell table:style-name="ce4"/>
          <table:table-cell table:style-name="ce34" table:formula="of:=IF([.E12]=&quot;&quot;;[.C12];CONCATENATE([.C12];&quot; / &quot;;[.E12]))" office:value-type="string" office:string-value=":VIDEO / @自室 / 記録 / jap.flute / 演奏、play / f-2020-1207-2 / genr=tips:how-to-blow:lower-notes:Bf3">
            <text:p>:VIDEO / @自室 / 記録 / jap.flute / 演奏、play / f-2020-1207-2 / genr=tips:how-to-blow:lower-notes:Bf3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2-07_19-06-01_000.mp4</text:p>
          </table:table-cell>
          <table:table-cell table:style-name="ce8" office:value-type="string">
            <text:p>:VIDEO / @自室 / 記録 / jap.flute / 演奏、play / f-2020-1207-3 / genr=f-N:relay-18</text:p>
          </table:table-cell>
          <table:table-cell table:style-name="ce17"/>
          <table:table-cell table:style-name="ce4"/>
          <table:table-cell table:style-name="ce4"/>
          <table:table-cell table:style-name="ce34" table:formula="of:=IF([.E13]=&quot;&quot;;[.C13];CONCATENATE([.C13];&quot; / &quot;;[.E13]))" office:value-type="string" office:string-value=":VIDEO / @自室 / 記録 / jap.flute / 演奏、play / f-2020-1207-3 / genr=f-N:relay-18">
            <text:p>:VIDEO / @自室 / 記録 / jap.flute / 演奏、play / f-2020-1207-3 / genr=f-N:relay-18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2-08_01-18-29_000.mp4</text:p>
          </table:table-cell>
          <table:table-cell table:style-name="ce8" office:value-type="string">
            <text:p>:VIDEO / @自宅 / メモ / kb,keyboard / 演奏、play / k-2020-1208-1 / genr=f-N:relay-13,key=C,chor=FM7;Em7,other=topic:パッシブ・ディミニッシュ</text:p>
          </table:table-cell>
          <table:table-cell table:style-name="ce18"/>
          <table:table-cell table:style-name="ce4"/>
          <table:table-cell table:style-name="ce4"/>
          <table:table-cell table:style-name="ce34" table:formula="of:=IF([.E14]=&quot;&quot;;[.C14];CONCATENATE([.C14];&quot; / &quot;;[.E14]))" office:value-type="string" office:string-value=":VIDEO / @自宅 / メモ / kb,keyboard / 演奏、play / k-2020-1208-1 / genr=f-N:relay-13,key=C,chor=FM7;Em7,other=topic:パッシブ・ディミニッシュ">
            <text:p>:VIDEO / @自宅 / メモ / kb,keyboard / 演奏、play / k-2020-1208-1 / genr=f-N:relay-13,key=C,chor=FM7;Em7,other=topic:パッシブ・ディミニッシュ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2-08_01-31-03_000.mp4</text:p>
          </table:table-cell>
          <table:table-cell table:style-name="ce8" office:value-type="string">
            <text:p>:VIDEO / @自宅 / メモ / kb,keyboard / 演奏、play / k-2020-1208-2 / genr=f-N:relay-14,key=C,chor=FM7;Em7;Dm7;GM7;CM7,other=topic:パッシブ・ディミニッシュ,section=main-melody;coda</text:p>
          </table:table-cell>
          <table:table-cell table:style-name="ce16"/>
          <table:table-cell table:style-name="ce4"/>
          <table:table-cell table:style-name="ce4"/>
          <table:table-cell table:style-name="ce34" table:formula="of:=IF([.E15]=&quot;&quot;;[.C15];CONCATENATE([.C15];&quot; / &quot;;[.E15]))" office:value-type="string" office:string-value=":VIDEO / @自宅 / メモ / kb,keyboard / 演奏、play / k-2020-1208-2 / genr=f-N:relay-14,key=C,chor=FM7;Em7;Dm7;GM7;CM7,other=topic:パッシブ・ディミニッシュ,section=main-melody;coda">
            <text:p>:VIDEO / @自宅 / メモ / kb,keyboard / 演奏、play / k-2020-1208-2 / genr=f-N:relay-14,key=C,chor=FM7;Em7;Dm7;GM7;CM7,other=topic:パッシブ・ディミニッシュ,section=main-melody;coda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2-08_01-48-27_000.mid</text:p>
          </table:table-cell>
          <table:table-cell table:style-name="ce8" office:value-type="string">
            <text:p>:in-mid / app=perfect-piano / 演奏、play / id-2020-1208-1 / category=melody,inst=~,for=~,genre=~</text:p>
          </table:table-cell>
          <table:table-cell table:style-name="ce16"/>
          <table:table-cell table:style-name="ce4"/>
          <table:table-cell table:style-name="ce4"/>
          <table:table-cell table:style-name="ce34" table:formula="of:=IF([.E16]=&quot;&quot;;[.C16];CONCATENATE([.C16];&quot; / &quot;;[.E16]))" office:value-type="string" office:string-value=":in-mid / app=perfect-piano / 演奏、play / id-2020-1208-1 / category=melody,inst=~,for=~,genre=~">
            <text:p>:in-mid / app=perfect-piano / 演奏、play / id-2020-1208-1 / category=melody,inst=~,for=~,genre=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2-08_08-48-16_000.mp4</text:p>
          </table:table-cell>
          <table:table-cell table:style-name="ce19" office:value-type="string">
            <text:p>:VIDEO / @自宅 / メモ / kb,keyboard / 演奏、play / k-2020-1208-2 / genr=f-rev:relay-12,key=C,chor=C;Dm;Am,other=topic:クリシェ,for=ph-N,section=melody-A;melody-B</text:p>
          </table:table-cell>
          <table:table-cell table:style-name="ce18"/>
          <table:table-cell table:style-name="ce4"/>
          <table:table-cell table:style-name="ce4"/>
          <table:table-cell table:style-name="ce34" table:formula="of:=IF([.E17]=&quot;&quot;;[.C17];CONCATENATE([.C17];&quot; / &quot;;[.E17]))" office:value-type="string" office:string-value=":VIDEO / @自宅 / メモ / kb,keyboard / 演奏、play / k-2020-1208-2 / genr=f-rev:relay-12,key=C,chor=C;Dm;Am,other=topic:クリシェ,for=ph-N,section=melody-A;melody-B">
            <text:p>:VIDEO / @自宅 / メモ / kb,keyboard / 演奏、play / k-2020-1208-2 / genr=f-rev:relay-12,key=C,chor=C;Dm;Am,other=topic:クリシェ,for=ph-N,section=melody-A;melody-B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2-08_09-01-41_000.mp4</text:p>
          </table:table-cell>
          <table:table-cell table:style-name="ce19" office:value-type="string">
            <text:p>:VIDEO / @自宅 / メモ / kb,keyboard / 演奏、play / k-2020-1208-3 / genr=f-N:relay-15:chord-melody,key=Dm,chor=Dm;Am;A,other=topic:パッシブ・ディミニッシュ;no-pedal,section=main-melody</text:p>
          </table:table-cell>
          <table:table-cell table:style-name="ce16"/>
          <table:table-cell table:style-name="ce4"/>
          <table:table-cell table:style-name="ce4"/>
          <table:table-cell table:style-name="ce34" table:formula="of:=IF([.E18]=&quot;&quot;;[.C18];CONCATENATE([.C18];&quot; / &quot;;[.E18]))" office:value-type="string" office:string-value=":VIDEO / @自宅 / メモ / kb,keyboard / 演奏、play / k-2020-1208-3 / genr=f-N:relay-15:chord-melody,key=Dm,chor=Dm;Am;A,other=topic:パッシブ・ディミニッシュ;no-pedal,section=main-melody">
            <text:p>:VIDEO / @自宅 / メモ / kb,keyboard / 演奏、play / k-2020-1208-3 / genr=f-N:relay-15:chord-melody,key=Dm,chor=Dm;Am;A,other=topic:パッシブ・ディミニッシュ;no-pedal,section=main-melody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2-08_09-21-01_000.mp4</text:p>
          </table:table-cell>
          <table:table-cell table:style-name="ce19" office:value-type="string">
            <text:p>:VIDEO / @自宅 / メモ / kb,keyboard / 演奏、play / k-2020-1208-4 / genr=f-N:relay-16,key=G,chor=G;F,other=topic:アルペジオ；サイマル,section=main-melody</text:p>
          </table:table-cell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string" office:string-value=":VIDEO / @自宅 / メモ / kb,keyboard / 演奏、play / k-2020-1208-4 / genr=f-N:relay-16,key=G,chor=G;F,other=topic:アルペジオ；サイマル,section=main-melody">
            <text:p>:VIDEO / @自宅 / メモ / kb,keyboard / 演奏、play / k-2020-1208-4 / genr=f-N:relay-16,key=G,chor=G;F,other=topic:アルペジオ；サイマル,section=main-melody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6"/>
          <table:table-cell table:style-name="ce4"/>
          <table:table-cell table:style-name="ce4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3"/>
          <table:table-cell table:style-name="ce4"/>
          <table:table-cell table:style-name="ce4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6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6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3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6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7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8">
            <text:p>1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2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2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2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20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8">2020/12/08</text:date>, <text:time>14:06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2-08T14:06:18.01</dc:date>
    <dc:creator>iwabuchi ken</dc:creator>
    <meta:editing-duration>P29DT4H2M27S</meta:editing-duration>
    <meta:editing-cycles>10827</meta:editing-cycles>
    <meta:document-statistic meta:table-count="1" meta:cell-count="464" meta:object-count="0"/>
  </office:meta>
</office:document-meta>
</file>